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180d5" officeooo:paragraph-rsid="005180d5"/>
    </style:style>
    <style:style style:name="P5"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6" style:family="paragraph" style:parent-style-name="Standard">
      <style:text-properties fo:language="de" fo:country="DE" officeooo:rsid="00550f55" officeooo:paragraph-rsid="00550f55"/>
    </style:style>
    <style:style style:name="P7" style:family="paragraph" style:parent-style-name="Standard">
      <style:text-properties fo:language="de" fo:country="DE" officeooo:rsid="00605786" officeooo:paragraph-rsid="00605786"/>
    </style:style>
    <style:style style:name="P8"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text-properties officeooo:rsid="003448bb" officeooo:paragraph-rsid="00605786"/>
    </style:style>
    <style:style style:name="P12" style:family="paragraph" style:parent-style-name="Standard">
      <style:paragraph-properties fo:text-align="center" style:justify-single-word="false" fo:hyphenation-ladder-count="no-limit"/>
      <style:text-properties fo:font-size="20pt" fo:language="de" fo:country="DE" fo:font-weight="bold" officeooo:rsid="0026c400" officeooo:paragraph-rsid="00605786" style:font-size-asian="20pt" style:font-weight-asian="bold" style:font-size-complex="20pt" style:font-weight-complex="bold" fo:hyphenate="true" fo:hyphenation-remain-char-count="2" fo:hyphenation-push-char-count="2"/>
    </style:style>
    <style:style style:name="P13"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fo:language="de" fo:country="DE" officeooo:rsid="0050ae09" officeooo:paragraph-rsid="00550f55" fo:hyphenate="true" fo:hyphenation-remain-char-count="2" fo:hyphenation-push-char-count="2"/>
    </style:style>
    <style:style style:name="P14"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398dec" officeooo:paragraph-rsid="00605786" fo:hyphenate="true" fo:hyphenation-remain-char-count="2" fo:hyphenation-push-char-count="2"/>
    </style:style>
    <style:style style:name="P15"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3e00a5" officeooo:paragraph-rsid="00605786" fo:hyphenate="true" fo:hyphenation-remain-char-count="2" fo:hyphenation-push-char-count="2"/>
    </style:style>
    <style:style style:name="P16"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3ac32e" officeooo:paragraph-rsid="00605786" fo:hyphenate="true" fo:hyphenation-remain-char-count="2" fo:hyphenation-push-char-count="2"/>
    </style:style>
    <style:style style:name="P17"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3bcc27" officeooo:paragraph-rsid="00605786" fo:hyphenate="true" fo:hyphenation-remain-char-count="2" fo:hyphenation-push-char-count="2"/>
    </style:style>
    <style:style style:name="P18"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3c3558" officeooo:paragraph-rsid="00605786" fo:hyphenate="true" fo:hyphenation-remain-char-count="2" fo:hyphenation-push-char-count="2"/>
    </style:style>
    <style:style style:name="P19"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21fd7" officeooo:paragraph-rsid="00605786" fo:hyphenate="true" fo:hyphenation-remain-char-count="2" fo:hyphenation-push-char-count="2"/>
    </style:style>
    <style:style style:name="P20"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3ef5f" officeooo:paragraph-rsid="00605786" fo:hyphenate="true" fo:hyphenation-remain-char-count="2" fo:hyphenation-push-char-count="2"/>
    </style:style>
    <style:style style:name="P21"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518d5" officeooo:paragraph-rsid="00605786" fo:hyphenate="true" fo:hyphenation-remain-char-count="2" fo:hyphenation-push-char-count="2"/>
    </style:style>
    <style:style style:name="P22"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8d860" officeooo:paragraph-rsid="00605786" fo:hyphenate="true" fo:hyphenation-remain-char-count="2" fo:hyphenation-push-char-count="2"/>
    </style:style>
    <style:style style:name="P23"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bdf10" officeooo:paragraph-rsid="00605786" fo:hyphenate="true" fo:hyphenation-remain-char-count="2" fo:hyphenation-push-char-count="2"/>
    </style:style>
    <style:style style:name="P24"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ea36b" officeooo:paragraph-rsid="00605786" fo:hyphenate="true" fo:hyphenation-remain-char-count="2" fo:hyphenation-push-char-count="2"/>
    </style:style>
    <style:style style:name="P25"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fae57" officeooo:paragraph-rsid="00605786" fo:hyphenate="true" fo:hyphenation-remain-char-count="2" fo:hyphenation-push-char-count="2"/>
    </style:style>
    <style:style style:name="P26"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4fc065" officeooo:paragraph-rsid="00605786" fo:hyphenate="true" fo:hyphenation-remain-char-count="2" fo:hyphenation-push-char-count="2"/>
    </style:style>
    <style:style style:name="P27"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1fb93" officeooo:paragraph-rsid="00605786" fo:hyphenate="tru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38207" officeooo:paragraph-rsid="00605786" fo:hyphenate="true" fo:hyphenation-remain-char-count="2" fo:hyphenation-push-char-count="2"/>
    </style:style>
    <style:style style:name="P29"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3db1d" officeooo:paragraph-rsid="00605786" fo:hyphenate="tru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4fca4" officeooo:paragraph-rsid="00605786" fo:hyphenate="true" fo:hyphenation-remain-char-count="2" fo:hyphenation-push-char-count="2"/>
    </style:style>
    <style:style style:name="P31"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57a53" officeooo:paragraph-rsid="00605786" fo:hyphenate="tru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62f24" officeooo:paragraph-rsid="00605786" fo:hyphenate="true" fo:hyphenation-remain-char-count="2" fo:hyphenation-push-char-count="2"/>
    </style:style>
    <style:style style:name="P33" style:family="paragraph" style:parent-style-name="Standard">
      <style:paragraph-properties fo:margin-left="0in" fo:margin-right="0in" fo:line-height="150%" fo:text-align="justify" style:justify-single-word="false" fo:hyphenation-ladder-count="no-limit" fo:text-indent="0.1965in" style:auto-text-indent="false"/>
      <style:text-properties fo:font-style="normal" officeooo:rsid="00583323" officeooo:paragraph-rsid="00605786" style:font-style-asian="normal" style:font-style-complex="normal"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965in" style:auto-text-indent="false"/>
      <style:text-properties fo:font-style="normal" officeooo:rsid="002bae4d" officeooo:paragraph-rsid="00605786" style:font-style-asian="normal" style:font-style-complex="normal"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83323" officeooo:paragraph-rsid="00605786" fo:hyphenate="true" fo:hyphenation-remain-char-count="2" fo:hyphenation-push-char-count="2"/>
    </style:style>
    <style:style style:name="P36"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9a330" officeooo:paragraph-rsid="00605786" fo:hyphenate="true" fo:hyphenation-remain-char-count="2" fo:hyphenation-push-char-count="2"/>
    </style:style>
    <style:style style:name="P37"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a12e0" officeooo:paragraph-rsid="00605786" fo:hyphenate="true" fo:hyphenation-remain-char-count="2" fo:hyphenation-push-char-count="2"/>
    </style:style>
    <style:style style:name="P38"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5e1121" officeooo:paragraph-rsid="00605786" fo:hyphenate="true" fo:hyphenation-remain-char-count="2" fo:hyphenation-push-char-count="2"/>
    </style:style>
    <style:style style:name="P39"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251e2" officeooo:paragraph-rsid="00605786" fo:hyphenate="true" fo:hyphenation-remain-char-count="2" fo:hyphenation-push-char-count="2"/>
    </style:style>
    <style:style style:name="P40"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28bec" officeooo:paragraph-rsid="00605786" fo:hyphenate="true" fo:hyphenation-remain-char-count="2" fo:hyphenation-push-char-count="2"/>
    </style:style>
    <style:style style:name="P41"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388fa" officeooo:paragraph-rsid="00605786" fo:hyphenate="true" fo:hyphenation-remain-char-count="2" fo:hyphenation-push-char-count="2"/>
    </style:style>
    <style:style style:name="P42"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41a00" officeooo:paragraph-rsid="00605786" fo:hyphenate="true" fo:hyphenation-remain-char-count="2" fo:hyphenation-push-char-count="2"/>
    </style:style>
    <style:style style:name="P43"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35d38" officeooo:paragraph-rsid="00605786" fo:hyphenate="true" fo:hyphenation-remain-char-count="2" fo:hyphenation-push-char-count="2"/>
    </style:style>
    <style:style style:name="P44"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90e95" officeooo:paragraph-rsid="00605786" fo:hyphenate="true" fo:hyphenation-remain-char-count="2" fo:hyphenation-push-char-count="2"/>
    </style:style>
    <style:style style:name="P45"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90e95" officeooo:paragraph-rsid="006449ef" fo:hyphenate="true" fo:hyphenation-remain-char-count="2" fo:hyphenation-push-char-count="2"/>
    </style:style>
    <style:style style:name="P46"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affd0" officeooo:paragraph-rsid="00605786" fo:hyphenate="true" fo:hyphenation-remain-char-count="2" fo:hyphenation-push-char-count="2"/>
    </style:style>
    <style:style style:name="P47" style:family="paragraph" style:parent-style-name="Standard">
      <style:paragraph-properties fo:margin-left="0in" fo:margin-right="0in" fo:line-height="150%" fo:text-align="justify" style:justify-single-word="false" fo:hyphenation-ladder-count="no-limit" fo:text-indent="0.1965in" style:auto-text-indent="false"/>
      <style:text-properties officeooo:paragraph-rsid="00605786" fo:hyphenate="true" fo:hyphenation-remain-char-count="2" fo:hyphenation-push-char-count="2"/>
    </style:style>
    <style:style style:name="P48"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c444a" officeooo:paragraph-rsid="00605786" fo:hyphenate="true" fo:hyphenation-remain-char-count="2" fo:hyphenation-push-char-count="2"/>
    </style:style>
    <style:style style:name="P49" style:family="paragraph" style:parent-style-name="Standard">
      <style:paragraph-properties fo:margin-left="0in" fo:margin-right="0in" fo:line-height="150%" fo:text-align="justify" style:justify-single-word="false" fo:hyphenation-ladder-count="no-limit" fo:text-indent="0.1965in" style:auto-text-indent="false"/>
      <style:text-properties fo:language="de" fo:country="DE" fo:font-style="normal" officeooo:rsid="006dc9b8" officeooo:paragraph-rsid="00605786" style:font-style-asian="normal" style:font-style-complex="normal" fo:hyphenate="true" fo:hyphenation-remain-char-count="2" fo:hyphenation-push-char-count="2"/>
    </style:style>
    <style:style style:name="P50" style:family="paragraph" style:parent-style-name="Standard">
      <style:paragraph-properties fo:margin-left="0in" fo:margin-right="0in" fo:line-height="150%" fo:text-align="justify" style:justify-single-word="false" fo:hyphenation-ladder-count="no-limit" fo:text-indent="0.1965in" style:auto-text-indent="false"/>
      <style:text-properties fo:language="de" fo:country="DE" fo:font-style="normal" officeooo:rsid="0065249d" officeooo:paragraph-rsid="0065249d" style:font-style-asian="normal" style:font-style-complex="normal" fo:hyphenate="true" fo:hyphenation-remain-char-count="2" fo:hyphenation-push-char-count="2"/>
    </style:style>
    <style:style style:name="P51"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53465" officeooo:paragraph-rsid="00605786" fo:hyphenate="true" fo:hyphenation-remain-char-count="2" fo:hyphenation-push-char-count="2"/>
    </style:style>
    <style:style style:name="P52"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style:text-properties officeooo:rsid="00398dec" officeooo:paragraph-rsid="00605786" fo:hyphenate="true" fo:hyphenation-remain-char-count="2" fo:hyphenation-push-char-count="2"/>
    </style:style>
    <style:style style:name="P53" style:family="paragraph" style:parent-style-name="Quotations">
      <style:paragraph-properties fo:margin-left="0in" fo:margin-right="0in" fo:line-height="150%" fo:text-align="center" style:justify-single-word="false" fo:hyphenation-ladder-count="no-limit" fo:text-indent="0.1965in" style:auto-text-indent="false"/>
      <style:text-properties officeooo:rsid="00653465" officeooo:paragraph-rsid="006449ef" fo:hyphenate="true" fo:hyphenation-remain-char-count="2" fo:hyphenation-push-char-count="2"/>
    </style:style>
    <style:style style:name="P54"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55"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56"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57"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05786" officeooo:paragraph-rsid="00605786" style:font-style-asian="normal" style:font-style-complex="normal"/>
    </style:style>
    <style:style style:name="P58" style:family="paragraph" style:parent-style-name="Footnote">
      <style:text-properties fo:language="de" fo:country="DE"/>
    </style:style>
    <style:style style:name="P59" style:family="paragraph" style:parent-style-name="Footnote">
      <style:text-properties fo:language="de" fo:country="DE" officeooo:rsid="005915d0" officeooo:paragraph-rsid="0059c02a"/>
    </style:style>
    <style:style style:name="P60" style:family="paragraph" style:parent-style-name="Footnote">
      <style:text-properties fo:language="de" fo:country="DE" officeooo:paragraph-rsid="0059c02a"/>
    </style:style>
    <style:style style:name="P61" style:family="paragraph" style:parent-style-name="Footnote">
      <style:text-properties fo:language="de" fo:country="DE" fo:font-style="normal" officeooo:rsid="00208b00" officeooo:paragraph-rsid="0059c02a" style:font-style-asian="normal" style:font-style-complex="normal"/>
    </style:style>
    <style:style style:name="P62" style:family="paragraph" style:parent-style-name="Footnote">
      <style:text-properties fo:language="de" fo:country="DE" fo:font-style="normal" officeooo:rsid="00654ae2" officeooo:paragraph-rsid="00654ae2" style:font-style-asian="normal" style:font-style-complex="normal"/>
    </style:style>
    <style:style style:name="P63" style:family="paragraph" style:parent-style-name="Footnote">
      <style:text-properties fo:language="de" fo:country="DE" style:text-underline-style="none" officeooo:rsid="005758d9" officeooo:paragraph-rsid="0059c02a"/>
    </style:style>
    <style:style style:name="P64" style:family="paragraph" style:parent-style-name="Footnote">
      <style:text-properties fo:language="de" fo:country="DE" fo:font-style="italic" officeooo:rsid="001c5dce" officeooo:paragraph-rsid="00550f55" style:font-style-asian="italic" style:font-style-complex="italic"/>
    </style:style>
    <style:style style:name="P65" style:family="paragraph" style:parent-style-name="Footnote">
      <style:text-properties fo:language="de" fo:country="DE" fo:font-style="italic" officeooo:rsid="001c5dce" officeooo:paragraph-rsid="0059c02a" style:font-style-asian="italic" style:font-style-complex="italic"/>
    </style:style>
    <style:style style:name="P66" style:family="paragraph" style:parent-style-name="Footnote">
      <style:text-properties fo:language="de" fo:country="DE" officeooo:rsid="004b410a" officeooo:paragraph-rsid="00654ae2"/>
    </style:style>
    <style:style style:name="P67" style:family="paragraph" style:parent-style-name="Footnote">
      <style:text-properties officeooo:rsid="00421fd7" officeooo:paragraph-rsid="00421fd7"/>
    </style:style>
    <style:style style:name="P68" style:family="paragraph" style:parent-style-name="Footnote">
      <style:text-properties officeooo:rsid="00421fd7" officeooo:paragraph-rsid="00654ae2"/>
    </style:style>
    <style:style style:name="P69" style:family="paragraph" style:parent-style-name="Footnote">
      <style:text-properties officeooo:rsid="004518d5" officeooo:paragraph-rsid="004518d5"/>
    </style:style>
    <style:style style:name="P70" style:family="paragraph" style:parent-style-name="Footnote">
      <style:text-properties officeooo:rsid="004b8208" officeooo:paragraph-rsid="004b8208"/>
    </style:style>
    <style:style style:name="P71" style:family="paragraph" style:parent-style-name="Footnote">
      <style:text-properties officeooo:rsid="00548141" officeooo:paragraph-rsid="00548141"/>
    </style:style>
    <style:style style:name="P72" style:family="paragraph" style:parent-style-name="Footnote">
      <style:text-properties officeooo:rsid="0054fca4" officeooo:paragraph-rsid="0054fca4"/>
    </style:style>
    <style:style style:name="P73" style:family="paragraph" style:parent-style-name="Footnote">
      <style:text-properties officeooo:rsid="0059a330" officeooo:paragraph-rsid="0059a330"/>
    </style:style>
    <style:style style:name="P74" style:family="paragraph" style:parent-style-name="Footnote">
      <style:text-properties officeooo:rsid="005a12e0" officeooo:paragraph-rsid="005a12e0"/>
    </style:style>
    <style:style style:name="P75" style:family="paragraph" style:parent-style-name="Footnote">
      <style:text-properties officeooo:rsid="006dc9b8" officeooo:paragraph-rsid="006dc9b8"/>
    </style:style>
    <style:style style:name="P76" style:family="paragraph" style:parent-style-name="Footnote">
      <style:text-properties officeooo:rsid="006449ef" officeooo:paragraph-rsid="006449ef"/>
    </style:style>
    <style:style style:name="P77" style:family="paragraph" style:parent-style-name="Footnote">
      <style:text-properties officeooo:paragraph-rsid="0059c02a"/>
    </style:style>
    <style:style style:name="P78" style:family="paragraph" style:parent-style-name="Footnote">
      <style:text-properties officeooo:paragraph-rsid="00654ae2"/>
    </style:style>
    <style:style style:name="P79" style:family="paragraph" style:parent-style-name="Footnote">
      <style:text-properties officeooo:rsid="00654ae2" officeooo:paragraph-rsid="00654ae2"/>
    </style:style>
    <style:style style:name="P80" style:family="paragraph" style:parent-style-name="Footnote">
      <style:text-properties officeooo:rsid="00635d38" officeooo:paragraph-rsid="00654ae2"/>
    </style:style>
    <style:style style:name="P81" style:family="paragraph" style:parent-style-name="Footnote">
      <style:text-properties officeooo:paragraph-rsid="006662c9"/>
    </style:style>
    <style:style style:name="P82" style:family="paragraph" style:parent-style-name="Quotations">
      <style:paragraph-properties fo:text-align="center" style:justify-single-word="false"/>
      <style:text-properties officeooo:paragraph-rsid="00605786"/>
    </style:style>
    <style:style style:name="P83" style:family="paragraph" style:parent-style-name="Contents_20_1">
      <style:paragraph-properties>
        <style:tab-stops>
          <style:tab-stop style:position="6.1835in" style:type="right" style:leader-style="dotted" style:leader-text="."/>
        </style:tab-stops>
      </style:paragraph-properties>
    </style:style>
    <style:style style:name="P84" style:family="paragraph" style:parent-style-name="Contents_20_2">
      <style:paragraph-properties>
        <style:tab-stops>
          <style:tab-stop style:position="5.9866in" style:type="right" style:leader-style="dotted" style:leader-text="."/>
        </style:tab-stops>
      </style:paragraph-properties>
    </style:style>
    <style:style style:name="P85"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86"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affd0" officeooo:paragraph-rsid="006449ef" fo:hyphenate="true" fo:hyphenation-remain-char-count="2" fo:hyphenation-push-char-count="2"/>
    </style:style>
    <style:style style:name="P87" style:family="paragraph" style:parent-style-name="Standard">
      <style:paragraph-properties fo:margin-left="0in" fo:margin-right="0in" fo:line-height="150%" fo:text-align="justify" style:justify-single-word="false" fo:hyphenation-ladder-count="no-limit" fo:text-indent="0.1965in" style:auto-text-indent="false"/>
      <style:text-properties officeooo:rsid="00690e95" officeooo:paragraph-rsid="00605786" fo:hyphenate="true" fo:hyphenation-remain-char-count="2" fo:hyphenation-push-char-count="2"/>
    </style:style>
    <style:style style:name="P88" style:family="paragraph" style:parent-style-name="Heading_20_2">
      <style:text-properties fo:language="de" fo:country="DE" officeooo:paragraph-rsid="00550f55"/>
    </style:style>
    <style:style style:name="P89" style:family="paragraph" style:parent-style-name="Heading_20_1">
      <style:text-properties officeooo:paragraph-rsid="00605786"/>
    </style:style>
    <style:style style:name="P90" style:family="paragraph" style:parent-style-name="Heading_20_1">
      <style:text-properties officeooo:rsid="003448bb" officeooo:paragraph-rsid="00605786"/>
    </style:style>
    <style:style style:name="P91" style:family="paragraph" style:parent-style-name="Heading_20_1">
      <style:text-properties officeooo:rsid="004fc065" officeooo:paragraph-rsid="00605786"/>
    </style:style>
    <style:style style:name="P92" style:family="paragraph" style:parent-style-name="Heading_20_1">
      <style:text-properties officeooo:rsid="006affd0" officeooo:paragraph-rsid="00605786"/>
    </style:style>
    <style:style style:name="P93" style:family="paragraph" style:parent-style-name="Heading_20_1" style:master-page-name="Standard">
      <style:paragraph-properties style:page-number="3"/>
      <style:text-properties officeooo:paragraph-rsid="00605786"/>
    </style:style>
    <style:style style:name="P94" style:family="paragraph" style:parent-style-name="Heading_20_1">
      <style:paragraph-properties fo:break-before="page"/>
      <style:text-properties fo:language="de" fo:country="DE" officeooo:paragraph-rsid="00550f55"/>
    </style:style>
    <style:style style:name="P95"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641a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529135" style:font-style-asian="normal" style:font-style-complex="normal"/>
    </style:style>
    <style:style style:name="T6" style:family="text">
      <style:text-properties fo:font-style="normal" officeooo:rsid="0056f092" style:font-style-asian="normal" style:font-style-complex="normal"/>
    </style:style>
    <style:style style:name="T7" style:family="text">
      <style:text-properties fo:font-style="normal" officeooo:rsid="00583323" style:font-style-asian="normal" style:font-style-complex="normal"/>
    </style:style>
    <style:style style:name="T8" style:family="text">
      <style:text-properties fo:font-style="normal" officeooo:rsid="0059a330" style:font-style-asian="normal" style:font-style-complex="normal"/>
    </style:style>
    <style:style style:name="T9" style:family="text">
      <style:text-properties fo:font-style="normal" officeooo:rsid="005a12e0" style:font-style-asian="normal" style:font-style-complex="normal"/>
    </style:style>
    <style:style style:name="T10" style:family="text">
      <style:text-properties fo:font-style="normal" officeooo:rsid="00641a00" style:font-style-asian="normal" style:font-style-complex="normal"/>
    </style:style>
    <style:style style:name="T11" style:family="text">
      <style:text-properties fo:font-style="normal" officeooo:rsid="0067034d" style:font-style-asian="normal" style:font-style-complex="normal"/>
    </style:style>
    <style:style style:name="T12" style:family="text">
      <style:text-properties fo:font-style="normal" officeooo:rsid="002bae4d" style:font-style-asian="normal" style:font-style-complex="normal"/>
    </style:style>
    <style:style style:name="T13" style:family="text">
      <style:text-properties fo:font-style="normal" officeooo:rsid="00690e95" style:font-style-asian="normal" style:font-style-complex="normal"/>
    </style:style>
    <style:style style:name="T14" style:family="text">
      <style:text-properties fo:font-style="normal" officeooo:rsid="006dc9b8" style:font-style-asian="normal" style:font-style-complex="normal"/>
    </style:style>
    <style:style style:name="T15" style:family="text">
      <style:text-properties fo:font-style="normal" officeooo:rsid="0062c0ce" style:font-style-asian="normal" style:font-style-complex="normal"/>
    </style:style>
    <style:style style:name="T16" style:family="text">
      <style:text-properties fo:font-style="normal" officeooo:rsid="006449ef" style:font-style-asian="normal" style:font-style-complex="normal"/>
    </style:style>
    <style:style style:name="T17" style:family="text">
      <style:text-properties officeooo:rsid="0055a5b4"/>
    </style:style>
    <style:style style:name="T18" style:family="text">
      <style:text-properties officeooo:rsid="0054664b"/>
    </style:style>
    <style:style style:name="T19"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20" style:family="text">
      <style:text-properties fo:font-variant="normal" fo:text-transform="none" fo:color="#000000" style:font-name="Times New Roman" fo:font-size="9.75pt" fo:letter-spacing="normal" fo:font-style="normal" style:text-underline-style="none" fo:font-weight="normal" style:font-style-asian="normal" style:font-style-complex="normal"/>
    </style:style>
    <style:style style:name="T21" style:family="text">
      <style:text-properties fo:font-variant="normal" fo:text-transform="none" fo:color="#000000" style:font-name="Times New Roman" fo:font-size="9.75pt" fo:letter-spacing="normal" fo:font-style="italic" style:text-underline-style="none" fo:font-weight="normal" style:font-style-asian="italic" style:font-style-complex="italic"/>
    </style:style>
    <style:style style:name="T22" style:family="text">
      <style:text-properties fo:font-variant="normal" fo:text-transform="none" fo:color="#000000" style:font-name="Times New Roman" fo:font-size="9.75pt" fo:letter-spacing="normal" fo:language="de" fo:country="DE" fo:font-style="italic" fo:font-weight="normal" style:font-style-asian="italic" style:font-style-complex="italic"/>
    </style:style>
    <style:style style:name="T23" style:family="text">
      <style:text-properties fo:font-variant="normal" fo:text-transform="none" fo:color="#000000" style:font-name="Times New Roman" fo:font-size="9.75pt" fo:letter-spacing="normal" fo:language="de" fo:country="DE" fo:font-style="italic" style:text-underline-style="none" fo:font-weight="normal" officeooo:rsid="00654ae2" style:font-style-asian="italic" style:font-style-complex="italic"/>
    </style:style>
    <style:style style:name="T24" style:family="text">
      <style:text-properties fo:font-variant="normal" fo:text-transform="none" fo:color="#000000" style:font-name="Times New Roman" fo:font-size="9.75pt" fo:letter-spacing="normal" fo:language="de" fo:country="DE" fo:font-style="italic" style:text-underline-style="none" fo:font-weight="normal" officeooo:rsid="006662c9" style:font-style-asian="italic" style:font-style-complex="italic"/>
    </style:style>
    <style:style style:name="T25" style:family="text">
      <style:text-properties fo:font-variant="normal" fo:text-transform="none" fo:color="#000000" style:font-name="Times New Roman" fo:font-size="9.75pt" fo:letter-spacing="normal" fo:language="de" fo:country="DE" fo:font-style="normal" fo:font-weight="normal" style:font-style-asian="normal" style:font-style-complex="normal"/>
    </style:style>
    <style:style style:name="T26" style:family="text">
      <style:text-properties fo:font-variant="normal" fo:text-transform="none" fo:color="#000000" style:font-name="Times New Roman" fo:font-size="9.75pt" fo:letter-spacing="normal" fo:language="de" fo:country="DE" fo:font-style="normal" fo:font-weight="normal" officeooo:rsid="00529135" style:font-style-asian="normal" style:font-style-complex="normal"/>
    </style:style>
    <style:style style:name="T27" style:family="text">
      <style:text-properties fo:font-variant="normal" fo:text-transform="none" fo:color="#000000" style:font-name="Times New Roman" fo:font-size="9.75pt" fo:letter-spacing="normal" fo:language="de" fo:country="DE" fo:font-style="normal" style:text-underline-style="none" fo:font-weight="normal" officeooo:rsid="00654ae2" style:font-style-asian="normal" style:font-style-complex="normal"/>
    </style:style>
    <style:style style:name="T28" style:family="text">
      <style:text-properties fo:font-variant="normal" fo:text-transform="none" fo:color="#000000" style:font-name="Times New Roman" fo:font-size="9.75pt" fo:letter-spacing="normal" fo:language="de" fo:country="DE" fo:font-style="normal" style:text-underline-style="none" fo:font-weight="normal" officeooo:rsid="005ad272" style:font-style-asian="normal" style:font-style-complex="normal"/>
    </style:style>
    <style:style style:name="T29" style:family="text">
      <style:text-properties fo:font-variant="normal" fo:text-transform="none" fo:color="#000000" style:font-name="Times New Roman" fo:font-size="9.75pt" fo:letter-spacing="normal" fo:language="de" fo:country="DE" fo:font-style="normal" style:text-underline-style="none" fo:font-weight="normal" officeooo:rsid="00605786" style:font-style-asian="normal" style:font-style-complex="normal"/>
    </style:style>
    <style:style style:name="T30" style:family="text">
      <style:text-properties fo:font-variant="normal" fo:text-transform="none" fo:color="#000000" style:font-name="Times New Roman" fo:font-size="9.75pt" fo:letter-spacing="normal" fo:language="de" fo:country="DE" fo:font-style="normal" style:text-underline-style="none" fo:font-weight="normal" officeooo:rsid="006662c9" style:font-style-asian="normal" style:font-style-complex="normal"/>
    </style:style>
    <style:style style:name="T31" style:family="text">
      <style:text-properties officeooo:rsid="004f149e"/>
    </style:style>
    <style:style style:name="T32" style:family="text">
      <style:text-properties officeooo:rsid="00550f55"/>
    </style:style>
    <style:style style:name="T33" style:family="text">
      <style:text-properties style:text-underline-style="none" officeooo:rsid="005e1c04"/>
    </style:style>
    <style:style style:name="T34" style:family="text">
      <style:text-properties officeooo:rsid="005915d0"/>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weight="normal" officeooo:rsid="0054664b" style:font-size-asian="10.5pt" style:font-weight-asian="normal" style:font-size-complex="12pt" style:font-weight-complex="normal"/>
    </style:style>
    <style:style style:name="T37" style:family="text">
      <style:text-properties fo:font-size="12pt" fo:font-weight="normal" officeooo:rsid="005a322c" style:font-size-asian="10.5pt" style:font-weight-asian="normal" style:font-size-complex="12pt" style:font-weight-complex="normal"/>
    </style:style>
    <style:style style:name="T38" style:family="text">
      <style:text-properties officeooo:rsid="005fe740"/>
    </style:style>
    <style:style style:name="T39" style:family="text">
      <style:text-properties officeooo:rsid="00605786"/>
    </style:style>
    <style:style style:name="T40" style:family="text">
      <style:text-properties fo:language="de" fo:country="DE" fo:font-style="normal" officeooo:rsid="00529135" style:font-style-asian="normal" style:font-style-complex="normal"/>
    </style:style>
    <style:style style:name="T41" style:family="text">
      <style:text-properties fo:language="de" fo:country="DE" fo:font-style="normal" officeooo:rsid="0059c02a" style:font-style-asian="normal" style:font-style-complex="normal"/>
    </style:style>
    <style:style style:name="T42" style:family="text">
      <style:text-properties fo:language="de" fo:country="DE" fo:font-style="normal" officeooo:rsid="0065249d" style:font-style-asian="normal" style:font-style-complex="normal"/>
    </style:style>
    <style:style style:name="T43" style:family="text">
      <style:text-properties fo:language="de" fo:country="DE" fo:font-style="normal" officeooo:rsid="00654ae2" style:font-style-asian="normal" style:font-style-complex="normal"/>
    </style:style>
    <style:style style:name="T44" style:family="text">
      <style:text-properties fo:language="de" fo:country="DE" officeooo:rsid="00654ae2"/>
    </style:style>
    <style:style style:name="T45" style:family="text">
      <style:text-properties officeooo:rsid="003e00a5"/>
    </style:style>
    <style:style style:name="T46" style:family="text">
      <style:text-properties officeooo:rsid="00421fd7"/>
    </style:style>
    <style:style style:name="T47" style:family="text">
      <style:text-properties officeooo:rsid="0043ef5f"/>
    </style:style>
    <style:style style:name="T48" style:family="text">
      <style:text-properties officeooo:rsid="003c3558"/>
    </style:style>
    <style:style style:name="T49" style:family="text">
      <style:text-properties officeooo:rsid="0045cccf"/>
    </style:style>
    <style:style style:name="T50" style:family="text">
      <style:text-properties officeooo:rsid="004d6404"/>
    </style:style>
    <style:style style:name="T51" style:family="text">
      <style:text-properties officeooo:rsid="004c1cdf"/>
    </style:style>
    <style:style style:name="T52" style:family="text">
      <style:text-properties officeooo:rsid="004f27d1"/>
    </style:style>
    <style:style style:name="T53" style:family="text">
      <style:text-properties officeooo:rsid="004fc065"/>
    </style:style>
    <style:style style:name="T54" style:family="text">
      <style:text-properties officeooo:rsid="0051fb93"/>
    </style:style>
    <style:style style:name="T55" style:family="text">
      <style:text-properties officeooo:rsid="00538207"/>
    </style:style>
    <style:style style:name="T56" style:family="text">
      <style:text-properties officeooo:rsid="0053db1d"/>
    </style:style>
    <style:style style:name="T57" style:family="text">
      <style:text-properties officeooo:rsid="00548141"/>
    </style:style>
    <style:style style:name="T58" style:family="text">
      <style:text-properties officeooo:rsid="005ad272"/>
    </style:style>
    <style:style style:name="T59" style:family="text">
      <style:text-properties officeooo:rsid="006251e2"/>
    </style:style>
    <style:style style:name="T60" style:family="text">
      <style:text-properties officeooo:rsid="00628bec"/>
    </style:style>
    <style:style style:name="T61" style:family="text">
      <style:text-properties officeooo:rsid="006388fa"/>
    </style:style>
    <style:style style:name="T62" style:family="text">
      <style:text-properties officeooo:rsid="00641a00"/>
    </style:style>
    <style:style style:name="T63" style:family="text">
      <style:text-properties officeooo:rsid="00653465"/>
    </style:style>
    <style:style style:name="T64" style:family="text">
      <style:text-properties officeooo:rsid="00635d38"/>
    </style:style>
    <style:style style:name="T65" style:family="text">
      <style:text-properties officeooo:rsid="00690e95"/>
    </style:style>
    <style:style style:name="T66" style:family="text">
      <style:text-properties officeooo:rsid="006affd0"/>
    </style:style>
    <style:style style:name="T67" style:family="text">
      <style:text-properties officeooo:rsid="006e1084"/>
    </style:style>
    <style:style style:name="T68" style:family="text">
      <style:text-properties officeooo:rsid="006dc9b8"/>
    </style:style>
    <style:style style:name="T69" style:family="text">
      <style:text-properties officeooo:rsid="0061a583"/>
    </style:style>
    <style:style style:name="T70" style:family="text">
      <style:text-properties officeooo:rsid="0062c0ce"/>
    </style:style>
    <style:style style:name="T71" style:family="text">
      <style:text-properties officeooo:rsid="006449ef"/>
    </style:style>
    <style:style style:name="T72" style:family="text">
      <style:text-properties officeooo:rsid="0065249d"/>
    </style:style>
    <style:style style:name="T73" style:family="text">
      <style:text-properties officeooo:rsid="00654ae2"/>
    </style:style>
    <style:style style:name="T74" style:family="text">
      <style:text-properties officeooo:rsid="0059c02a"/>
    </style:style>
    <style:style style:name="T75" style:family="text">
      <style:text-properties officeooo:rsid="006662c9"/>
    </style:style>
    <style:style style:name="T76" style:family="text">
      <style:text-properties officeooo:rsid="00679bff"/>
    </style:style>
    <style:style style:name="T77" style:family="text">
      <style:text-properties officeooo:rsid="0067d181"/>
    </style:style>
    <style:style style:name="T78" style:family="text">
      <style:text-properties officeooo:rsid="00687f6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Friedrich-Alexander-Universität Erlangen-Nürnberg</text:p>
      <text:p text:style-name="P2">Philosophische Fakultät und Fachbereich Theologie</text:p>
      <text:p text:style-name="P2">Fachbereich: <text:span text:style-name="T17">Philosophie</text:span></text:p>
      <text:p text:style-name="P2">Proseminar: <text:span text:style-name="T39">Texte zur Existenzphilosophie</text:span>, <text:span text:style-name="T18">Wintersemester </text:span>2015/<text:span text:style-name="T18">2016</text:span></text:p>
      <text:p text:style-name="P2">Dozent<text:span text:style-name="T18">i</text:span>n: <text:span text:style-name="T39">Prof. Dr. Dr. Ph. Balsig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Willensfreiheit und Humanismus bei Nietzsche und anderen ausgewählten Philosophen</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mil Lefherz</text:p>
      <text:p text:style-name="P10">Rennweg 31</text:p>
      <text:p text:style-name="P9">90<text:span text:style-name="T18">489 Nürnberg</text:span></text:p>
      <text:p text:style-name="P9">E-Mail: emil.lefherz@piraten-nbg.de </text:p>
      <text:p text:style-name="P9"/>
      <text:p text:style-name="P3"><text:span text:style-name="T35">Zwei-Fach-Bachelor Philosophie (</text:span><text:span text:style-name="T36">5</text:span><text:span text:style-name="T35">. FS) und Politische Wissenschaft (</text:span><text:span text:style-name="T36">3</text:span><text:span text:style-name="T35">. FS</text:span><text:span text:style-name="T37">)</text:span></text:p>
      <text:table-of-content text:style-name="Sect1" text:protected="true" text:name="Table of Contents1">
        <text:table-of-content-source text:outline-level="10">
          <text:index-title-template text:style-name="Contents_20_Heading">Ist das Internet ein Herrschaftsinstrum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Ist das Internet ein Herrschaftsinstrument?</text:p>
          </text:index-title>
          <text:p text:style-name="P83"><text:a xlink:type="simple" xlink:href="#__RefHeading__1576_898754565" text:style-name="Index_20_Link" text:visited-style-name="Index_20_Link">1. Freiheit und Moderne<text:tab/>3</text:a></text:p>
          <text:p text:style-name="P83"><text:a xlink:type="simple" xlink:href="#__RefHeading__1578_898754565" text:style-name="Index_20_Link" text:visited-style-name="Index_20_Link">2. Tod Gottes und seiner Normen<text:tab/>5</text:a></text:p>
          <text:p text:style-name="P83"><text:a xlink:type="simple" xlink:href="#__RefHeading__1580_898754565" text:style-name="Index_20_Link" text:visited-style-name="Index_20_Link">2.1 Nietzsches Konzept vom Tod Gottes<text:tab/>5</text:a></text:p>
          <text:p text:style-name="P83"><text:a xlink:type="simple" xlink:href="#__RefHeading__1582_898754565" text:style-name="Index_20_Link" text:visited-style-name="Index_20_Link">2.2 Die Unnötigkeit Gottes bei Sartre<text:tab/>7</text:a></text:p>
          <text:p text:style-name="P83"><text:a xlink:type="simple" xlink:href="#__RefHeading__1584_898754565" text:style-name="Index_20_Link" text:visited-style-name="Index_20_Link">3. Der neue Humanismus und die Willensfreiheit<text:tab/>8</text:a></text:p>
          <text:p text:style-name="P83"><text:a xlink:type="simple" xlink:href="#__RefHeading__1586_898754565" text:style-name="Index_20_Link" text:visited-style-name="Index_20_Link">3.1 Animal rationale als Abgrenzung zum Tier<text:tab/>10</text:a></text:p>
          <text:p text:style-name="P83"><text:a xlink:type="simple" xlink:href="#__RefHeading__1588_898754565" text:style-name="Index_20_Link" text:visited-style-name="Index_20_Link">3.2 Der schaffende Wille<text:tab/>13</text:a></text:p>
          <text:p text:style-name="P83"><text:a xlink:type="simple" xlink:href="#__RefHeading__1590_898754565" text:style-name="Index_20_Link" text:visited-style-name="Index_20_Link">4. Angst als Lebensgefühl und der Faschismus<text:tab/>16</text:a></text:p>
          <text:p text:style-name="P83"><text:a xlink:type="simple" xlink:href="#__RefHeading__1783_1803230690" text:style-name="Index_20_Link" text:visited-style-name="Index_20_Link">Literaturverzeichnis<text:tab/>18</text:a></text:p>
          <text:p text:style-name="P84"><text:a xlink:type="simple" xlink:href="#__RefHeading__855_75367846" text:style-name="Index_20_Link" text:visited-style-name="Index_20_Link">Literatur:<text:tab/>18</text:a></text:p>
          <text:p text:style-name="P84"><text:a xlink:type="simple" xlink:href="#__RefHeading__857_75367846" text:style-name="Index_20_Link" text:visited-style-name="Index_20_Link">Internetquellen:<text:tab/>18</text:a></text:p>
        </text:index-body>
      </text:table-of-content>
      <text:p text:style-name="P3"/>
      <text:p text:style-name="P3"/>
      <text:p text:style-name="P5"/>
      <text:p text:style-name="Standard"><text:span text:style-name="T44">Ich zitiere Nietzsche aus der elektronisch verfügbaren „</text:span>Digitale<text:span text:style-name="T73">n</text:span> Kritische<text:span text:style-name="T73">n</text:span> Gesamtausgabe von Nietzsches Werken und Briefen (eKGWB)“, <text:span text:style-name="T73">nicht nach schriftlichen Quellen. Demzufolge stehen in den Fußnoten keine Seitenzahlen, sondern Hyperlinks.</text:span></text:p>
      <text:p text:style-name="Standard"/>
      <text:p text:style-name="P4"/>
      <text:p text:style-name="P6">Ich habe die Arbeit in geschlechtergerechter Sprache geschrieben. Ich verwende das generische Femininum und das generische Maskulinum abwechselnd. Sollte jemand beim Lesen darüber stolpern: <text:span text:style-name="T38">d</text:span>as ist so gewollt.</text:p>
      <text:p text:style-name="P7"/>
      <text:p text:style-name="P7"/>
      <text:h text:style-name="P93" text:outline-level="1"><text:bookmark-start text:name="__RefHeading__1576_898754565"/>1. Freiheit und Moderne<text:bookmark-end text:name="__RefHeading__1576_898754565"/></text:h>
      <text:p text:style-name="P11"/>
      <text:p text:style-name="P52">Freiheit, ein Paradox wie Vernunft, hervorgerufen durch Unfreiheit, gewährleistet durch ihre eigenen Ketten. Kein<text:span text:style-name="T69">e</text:span> Freiheitskämpfer<text:span text:style-name="T69">in</text:span>, d<text:span text:style-name="T69">ie</text:span> in einer befreiten Gesellschaft wirklich glücklich wäre, keine, d<text:span text:style-name="T69">ie</text:span> sie je erreicht hätte. Die Widersprüche, die utopisches Denken erst ermöglichen, sind dieselben, die rationale Vernunft unmöglich machen, und der Moderne die Chance gaben, dem Menschen das Gefühl der Absurdität seiner Existenz zu schenken.</text:p>
      <text:p text:style-name="P14">Die Moderne, als die Epoche, die bis heute die Widersprüche unseres Denkens bestimmt, kann nicht ohne weiteres überwunden werden – und egal wie viele Internets wir erfinden und wie oft <text:span text:style-name="T45">die </text:span>Metaphysik für tot erklärt wird, wir sind heute genauso wenig frei, wie die Denker der Aufklärung, die das Projekt der gesellschaftlichen Freiheit im Denken begründeten.</text:p>
      <text:p text:style-name="P15">Man kann die Moderne nur schwer als “vorbei” abhaken, auch wenn damit oft ein Zeitraum zwischen französischer Revolution und erstem Weltkrieg gemeint ist. Kernelemente der Moderne wirken bis heute fort, und müssen bis heute mit beachtet werden.</text:p>
      <text:p text:style-name="P14">Es ist wohl unmöglich, die Moderne bis ins letzte Detail zu charakterisieren, der Begriff ist eher ein diffuses Gefühl, der das Medium beschreiben soll, in dem kritisches Denken stattfindet. Diesem Denken ist es unmöglich, sie zu Ende zu definieren, weil es ihr direkt entstammt, und sie genauso wie sich selbst noch in dem Moment verändert, in dem die Definition gelesen und aufgenommen wurde. Ich werde mich also nicht an den Versuchen beteiligen, das Konzept “Moderne” einzugrenzen, um damit arbeiten zu können, sondern mir zwei Elemente herausgreifen, die das Wirken einiger Denker<text:span text:style-name="T69">innen</text:span> stark beeinflusst haben – und aufzeigen, wie ihr Denken auf diese Faktoren zurückzuführen ist.</text:p>
      <text:p text:style-name="P16">Nietzsches berühmter Satz “Gott ist tot, und wir haben ihn getötet”<text:note text:id="ftn1" text:note-class="footnote"><text:note-citation>1</text:note-citation><text:note-body><text:p text:style-name="P68">Nietzsche <text:span text:style-name="T73">1967, http://www.nietzschesource.org/#eKGWB/FW-125</text:span></text:p></text:note-body></text:note> ist ein Ausspruch, der in die Moderne hineinpasst wie nirgendwo sonst. In der Moderne verloren <text:span text:style-name="T78">einige</text:span> Menschen <text:span text:style-name="T78">der</text:span> christlich geprägten Gesellschaft in Folge des technischen und philosophischen Fortschritts erst den Glauben an den allmächtigen Schöpfergott, und dann langsam alle anderen Sicherheiten, die ihnen dieser Glaube geboten hatte. Als Grundlage von Normen und Werten, als <text:span text:style-name="T76">S</text:span>inn konstituierendes <text:soft-page-break/>Weltbild, als Garant ihrer persönlichen Auffassung von Realität war der Glaube an einen existierenden Gott Schlüsselelement in allem, was die Menschen über sich und ihren Platz in der Welt wussten – und ohne den alle Gewissheiten über ihr Leben und Handeln ungültig wurden.</text:p>
      <text:p text:style-name="P16">Dies passierte schleichend – die ersten, die Gott töteten, waren sich nicht annähernd aller Konsequenzen bewusst, die ihre Tat haben würde. Doch je mehr sie hinterfragten, und je mehr das kritische Denken seinen zersetzenden Einfluss ausübte, bis es in letzter Konsequenz sogar seine eigene Grundlage angriff, desto mehr wurde ihnen klar, dass sie alle Gewissheiten, die sie einst gehabt hatten, über Bord werfen mussten. Freiheit, ja – im Denken, <text:span text:style-name="T46">mit allen positiven, aber auch gefährlichen Implikationen</text:span>.</text:p>
      <text:p text:style-name="P16">Befreiungen geschahen auch in der Sphäre des politischen – mit der französischen Revolution wurde die absolutistische Herrschaft der Monarchen <text:span text:style-name="T76">infrage gestellt</text:span>, und auf ökonomischer Ebene begann die Lehnsherrschaft sich aufzulösen. Nur, damit die Bürger<text:span text:style-name="T69">innen</text:span> gewordenen sich einer viel abstrakteren Herrschaft <text:span text:style-name="T76">gegenüber sahen</text:span> – der Herrschaft des Kapitalismus, abstrakter ökonomischer Zwänge und dem alles erfassenden Mechanismus der Verwertung.<text:note text:id="ftn2" text:note-class="footnote"><text:note-citation>2</text:note-citation><text:note-body><text:p text:style-name="P67"><text:span text:style-name="T47">Zur Beschreibung dieses Mechanismus siehe unter anderem: Adorno/Horkheimer</text:span>, <text:span text:style-name="T47">43ff</text:span></text:p></text:note-body></text:note></text:p>
      <text:p text:style-name="P17">Dieser Mechanismus sorgte dafür, dass trotz der scheinbaren Befreiung das abstrakte Gefühl der Unfreiheit die Menschen nicht los ließ – und das Wort “Freiheit” trotz seiner scheinbaren Obsolenz seinen sehnsüchtigen Klang nicht verloren hat. Nach wie vor sind die Menschen nicht in der Lage, die Regeln, nach denen sie leben, selbst zu bestimmen, nach wie vor sind sie Teil eines riesigen entfremdenden gesellschaftlichen Apparatus und fühlen sich entmündigt. Das Projekt, dem Menschen zu ermöglichen, seine eigenen Regeln zu definieren, ist also nach wie vor nicht vollendet <text:s/>- und wird es wahrscheinlich auch nie werden, auch wegen der theoretischen Unmöglichkeit, Freiheit ohne seine Ketten zu denken.</text:p>
      <text:p text:style-name="P17">Dennoch hat die Epoche zwei wichtige Fragen angestoßen, die zusammenhängen, und oft zusammen beantwortet werden: wie kann man sich selbst befreien, und wie kann man den Menschen ohne Gott neu definieren? Ich will untersuchen, welche Konzepte bei Nietzsche und <text:span text:style-name="T48">Sartre</text:span> Antworten auf diese Probleme bieten, und <text:span text:style-name="T69">vergleichen, </text:span>wie die beiden sich den neuen Menschen vorstellen, der aus den neuen Verhältnissen hervorgehen soll.</text:p>
      <text:p text:style-name="P18">Die geschichtliche Reihenfolge der Ideen der beiden Autoren spielt hierbei kaum <text:soft-page-break/>eine Rolle – die Autoren beziehen sich weder aufeinander, noch auf größere Ereignisse – sie gehen vielmehr auf ein diffuses Gefühl ein, was beide umtreibt, und was sich auf die Umstände zurückführen lässt, in denen das Denken der beiden stattfindet – die Moderne.</text:p>
      <text:p text:style-name="P18"/>
      <text:h text:style-name="P89" text:outline-level="1"><text:bookmark-start text:name="__RefHeading__1578_898754565"/>2. Tod Gottes und seiner Normen<text:bookmark-end text:name="__RefHeading__1578_898754565"/></text:h>
      <text:p text:style-name="P18"/>
      <text:p text:style-name="P15">Im vormodernen Denken wurde alles, und das ist ziemlich viel, auf Gott gestützt. Nicht nur das Wertesystem mit den zehn Geboten, dem dritten Buch Moses, den Sakramenten und den anderen Verhaltensnormen, die durch Gottes Willen legitimiert wurden – die gesamte real existierend scheinende Welt hing von Gottes Existenz ab. Wenn Gott die Welt geschaffen hat, und zwar die gesamte Welt, dann ist alles (und das ist ziemlich viel) nur da, weil Gott da ist. Klar, einige Dinge haben die Menschen geschaffen, aber sowohl die Menschen als auch die Ressourcen dafür, alles kam ursprünglich von Gott.</text:p>
      <text:p text:style-name="P15">Wenn Menschen nicht mehr an Gottes Existenz, oder zumindest nicht mehr an seine Allmächtigkeit glauben, werden schnell auch alle anderen Werte obsolet. Statt Gott zu fragen, was gut, richtig, oder zumindest sinnvoll ist, muss man lernen, auf sein eigenes Urteilsvermögen zu vertrauen.</text:p>
      <text:p text:style-name="P15"/>
      <text:h text:style-name="P90" text:outline-level="1"><text:bookmark-start text:name="__RefHeading__1580_898754565"/>2.1 Nietzsches Konzept vom Tod Gottes<text:bookmark-end text:name="__RefHeading__1580_898754565"/></text:h>
      <text:p text:style-name="P15"/>
      <text:p text:style-name="P19">Während viele Atheist<text:span text:style-name="T69">inn</text:span>en den Tod Gottes begrüßen, bejubeln und als Beginn der Befreiung vom restriktiven christlichen Wertesystem feiern, dass viele Taten und sogar Einstellungen sanktioniert hat, die eigentlich niemandem direkt oder indirekt schaden, sondern nur nicht ins Bild der Menschen passen, die besagtes Wertesystem, wie es in der Bibel zu finden ist, vor ein paar tausend Jahren niedergeschrieben haben, kann man das von Nietzsche nicht einfach behaupten. Der Tod Gottes bringt einige Probleme mit sich. Immerhin wurden nicht nur Normen durch Gott legitimiert, sondern alles – und das ist ziemlich viel.<text:note text:id="ftn3" text:note-class="footnote"><text:note-citation>3</text:note-citation><text:note-body><text:p text:style-name="P69"><text:span text:style-name="T73">Nietzsche 1967, </text:span>http://www.nietzschesource.org/#eKGWB/NF-1886,5[71]</text:p></text:note-body></text:note></text:p>
      <text:p text:style-name="P20">Auch die Sinnstiftung fällt durch dieses Wertesystem weg: die Bibel wird zwar <text:soft-page-break/>nicht mehr anerkannt als Autorität, die dem Menschen sagt, ob sein Tun, seine Arbeit und damit sein Leben sinnvoll ist, das lebendige Wasser, das Jesus Christus noch jedem anbot, um den Durst zu stillen, der dadurch hervorgerufen wird, dass jedes Selbstbewusstsein, jedes Ego, das wir uns erlauben, in letzter Konsequenz im Treibsand des Zweifels versinkt, wird nicht mehr als Erlösung akzeptiert – aber es gibt auch keinen Ersatz, der einem diese Erlösung anbietet, keine Autorität mehr, die einem den Sinn verleiht. Sich diesen Sinn einfach selbst zu verleihen scheint dem Menschen jedoch weiterhin vermessen, als wäre er immer noch das Untergeordnete, das sich für seine Existenz rechtfertigen muss. Die bedingungslose Vergebung der Sünden, die Gott versprach, fällt weg – aber die Erbsünde bleibt dem Menschen.</text:p>
      <text:p text:style-name="P21">In diesem Kontext ist auch die protestantische Arbeitsethik zu betrachten. Als durch Martin Luthers Übersetzung der Bibel offenbar wurde, dass alle Sünden nach dem Tod vergeben werden würden, auch ohne die Anstrengung, ein gottesfürchtiges Leben zu führen, griffen sofort Reformator<text:span text:style-name="T70">inn</text:span>en wie Calvin diese Strömung auf und vertraten den Gedanken, dass der Sinn, der Wert des Menschen nun über seine materiellen Leistungen, seine Arbeit bestimmt würde. Noch heute sind die verpönt, die es wagen, sich den Sinn ihrer Existenz einfach selbst verleihen, und werden selbst vor dem Hintergrund der fortschreitenden Automatisierung und der Unmöglichkeit der Vollbeschäftigung als “Sozialschmarotzer” und “Parasit<text:span text:style-name="T70">inn</text:span>en” beschimpft, unter Zuhilfenahme antisemitischer Argumente wird der von der Arbeitsethik dämonisierte Trieb zur Faulheit auf die <text:span text:style-name="T76">projiziert</text:span>, die es wagen, ein <text:span text:style-name="T49">Leben abseits der eigenen Selbstkasteiung zu führen.</text:span></text:p>
      <text:p text:style-name="P22">So wird die Identität aller Beteiligten doch als unvollständig konstruiert: die der Arbeitenden, weil sie durch den Wertschöpfungsprozess von ihrer Arbeit entfremdet werden<text:note text:id="ftn4" text:note-class="footnote"><text:note-citation>4</text:note-citation><text:note-body><text:p text:style-name="P70">Marx 186<text:span text:style-name="T75">2</text:span>, S. 558ff</text:p></text:note-body></text:note>, und die der Arbeitslosen, weil ihrem Leben und ihren Tätigkeiten der Wert gesellschaftlich abgesprochen wird. Die Tätigkeit der einen scheint sinnlos, weil sie von ihrem Sinn entfremdet werden, und der Tätigkeit der anderen wird kein Sinn zugesprochen.</text:p>
      <text:p text:style-name="P22">Ganz ähnlich geschieht dies auch auf der spirituellen Ebene für den Nihilisten: ohne auf eine Autorität vertrauen zu können, die ihm den Wert zuspricht und seiner Existenz Sinn stiftet, muss er entweder auf die Gesellschaft vertrauen, die ihm für seine Befolgung der Normen einen gesellschaftlichen Wert zuweist, die allerdings eine <text:soft-page-break/>gesellschaftliche Identität voraussetzt, die gesellschaftlich vermittelt wird und ihn damit wieder von seinem Sein entfremdet<text:note text:id="ftn5" text:note-class="footnote"><text:note-citation>5</text:note-citation><text:note-body><text:p text:style-name="P66">Gorz <text:span text:style-name="T74">1984</text:span>, S. 101</text:p></text:note-body></text:note>, oder muss als Ausgestoßener sich seinen Wert selbst zuweisen, den Sinn seiner Existenz selbst stiften.</text:p>
      <text:p text:style-name="P23">Als <text:span text:style-name="T70">die</text:span> Untergeordnete, <text:span text:style-name="T70">die</text:span> sich für <text:span text:style-name="T70">ihre </text:span>Existenz rechtfertigen muss, ist der Mensch gezwungen, einen Sinn zu haben – entweder in Form einer <text:span text:style-name="T76">S</text:span>inn stiftenden Tätigkeit, oder indem er sich einer anderen Autorität oder Ideologie unterordnet, die in irgendeiner Form Sinn verleiht – oder ohne Ziel handeln zu müssen. Diese Verzweiflung eines als sinnlos empfundenen Lebens ist das, was Nietzsche im Nihilismus sieht – und für das er versucht, einen Lösungsansatz zu finden. <text:span text:style-name="T50">Der Mensch ist also zu einem Leben frei von Sinn und Zweck verurteilt.</text:span></text:p>
      <text:p text:style-name="P23"/>
      <text:h text:style-name="P90" text:outline-level="1"><text:bookmark-start text:name="__RefHeading__1582_898754565"/>2.2 Die Unnötigkeit Gottes bei Sartre<text:bookmark-end text:name="__RefHeading__1582_898754565"/></text:h>
      <text:p text:style-name="P23"/>
      <text:p text:style-name="P23">Sartre antwortet auf dasselbe System, auch wenn er es fundamental anders formuliert: er setzt durch einen quasi ontologischen Kniff die Nichtexistenz, beziehungsweise den Nichtglauben an Gott voraus, indem er <text:span text:style-name="T51">den Glauben an Gott delegitimiert und ihm einfach keine Relevanz einräumt. Niemand kann einfach so die Normen Gottes akzeptieren, niemand kann sich dem Nihilismus entziehen, da er alles als eine Entscheidung definiert. Natürlich kann man bei wichtigen Fragen, wo man Rat braucht, einen Priester fragen, und er wird einem eine Antwort geben, wie Gott es nicht besser gekonnt hätte (weil er nicht reden kann, in erster Linie). Aber bereits einen Priester zu fragen, ist nach Sartre eine Entscheidung, eine Entscheidung gegen die Möglichkeiten, eine Straßenfegerin um Rat zu fragen. Selbst wenn man direkte Stimmen von Gott hört, ist es immer noch die eigene Entscheidung, diesen Stimmen auch zu gehorchen. Der Mensch ist also auch bei Sartre zu seiner Freiheit verurteilt.</text:span><text:span text:style-name="T51"><text:note text:id="ftn6" text:note-class="footnote"><text:note-citation>6</text:note-citation><text:note-body><text:p text:style-name="P79">Sartre 1989</text:p></text:note-body></text:note></text:span></text:p>
      <text:p text:style-name="P24">Nach Sartre ist es einem also gar nicht erlaubt, die Verantwortung, die in der Entscheidung liegt, abzulegen, indem man sich nicht entscheidet – weil selbst das noch eine Entscheidung darstellt. <text:span text:style-name="T52">Die Verzweiflung, die in dieser Verantwortung liegt, ist also unausweichlich.</text:span></text:p>
      <text:p text:style-name="P25">Demzufolge gibt es natürlich auch kein übergeordnetes Ziel, dem man seine Handlungen widmen müsste – weder das Reich Gottes, noch eine gute Welt, noch eine <text:soft-page-break/>anarchistische Weltordnung, nicht einmal die Vernichtung aller Normen sind Essenzen, die vor der Existenz kommen und ihren Sinn und Zweck dominieren könnten. Keine Entität, die den Menschen zu diesem Zweck geschaffen haben könnte, oder eine derartige Idee, die vor dem Menschen existieren sollte, auch nur denken könnte.</text:p>
      <text:p text:style-name="P25">Ohne also für dies oder das bestimmt zu sein, und mit der Rechtfertigung, dass diese oder jene Idee eben “die Richtige” sei, muss man also komplett selbst entscheiden, welche Ideen man sinnvoller findet als andere. <text:span text:style-name="T53">Und die Verantwortung dafür lässt sich auf keinen Fall auf andere übernatürliche Entitäten abschieben – denn selbst wenn sie existieren, beim Menschen geht die Existenz der Essenz voraus, und so bleibt einem selbst die Entscheidung, ihre Ideen zu teilen oder eben nicht.</text:span></text:p>
      <text:p text:style-name="P25"/>
      <text:h text:style-name="P91" text:outline-level="1"><text:bookmark-start text:name="__RefHeading__1584_898754565"/>3. Der neue Humanismus und die Willensfreiheit<text:bookmark-end text:name="__RefHeading__1584_898754565"/></text:h>
      <text:p text:style-name="P25"/>
      <text:p text:style-name="P26">Im vormodernen Denken war der <text:span text:style-name="T54">Mensch immer von Gott abhängig und konnte nur in Relation zu ihm gedacht werden. Wenn die Menschen sich fragten, welchen Platz sie in der Welt einnahmen, blieben als Abgrenzung immer die Tiere oder das übernatürliche übrig, als das jeweils andere, zu dem man sich als Differenz konstituieren konnte; nun, Tiere gibt es noch, aber mit dem Tod Gottes fiel eine dieser Grenzen weg und brachte das Menschenbild, das so schön an Gott angelehnt war, aus dem Gleichgewicht.</text:span></text:p>
      <text:p text:style-name="P27">Mit der Redewendung “ich bin ja auch nur ein Mensch”, dem als vollkommen gedachten Gott und dem als Sünder geborenen Menschen wurde nämlich auch ein anderes Menschenbild produziert als nur das des gehorchenden – auch das Scheitern war bereits im Menschen angelegt und gesellschaftlich akzeptiert. Das subjektive Recht auf Privatheit, das Recht auf ein nicht gesellschaftlich vermitteltes Ich rückte in diese Lücke und versuchte, erst als Gegensatz zum alles sehenden Gott konzipiert, die Freiheit zu scheitern ein Stück weit in die neue Weltordnung zu retten, in der statt Gött<text:span text:style-name="T70">inne</text:span>n, die per definitionem einen gewissen Anstand besaßen, nun Herrschaft durch ihre alles erfassenden Mechaniken eine neue, totalitäre Form von Gesellschaft konzipierten.</text:p>
      <text:p text:style-name="P27">Mit dem Recht auf Privatheit, Freiheit und Subjektivität konkurrierten auch andere Menschheitskonzeptionen miteinander um die Normen, die in der Moderne gelten <text:soft-page-break/>sollten – <text:span text:style-name="T55">in dieser Hausarbeit soll allerdings nur über die Willensfreiheit geredet werden, die in dem Gedanken der Subjektivität, Privatheit und allgemein der Freiheit, autonom nach eigenen Regeln zu leben angelegt ist.</text:span></text:p>
      <text:p text:style-name="P28">Neue Normen werden also auch mit einem neuen Mensch<text:span text:style-name="T76">en</text:span>bild transportiert. Der Mensch rückt nach Gottes Tod wieder in den Vordergrund und wird als Begründung für alles mögliche hergenommen, nachdem er aus den Ketten einer alten Deutungshoheit befreit ist. So kann man von einem neuen Humanismus sprechen, der in der Moderne auftritt – und der den Menschen als frei sieht, sein Recht auf Autonomie erkämpfen will.</text:p>
      <text:p text:style-name="P28">Die Idee der Handlungsfreiheit ist schon älter, und hatte auch im vormodernen Menschenbild ihren Platz. <text:span text:style-name="T56">Schon die christliche Theologie braucht die Frage nach der Willensfreiheit – allerdings nur, um zu bestimmen, ob der Mensch durch seine Handlungen Gott gerecht werden kann. Dem Menschen ist darin seine Freiheit nur gegönnt, wenn er sie einsetzt, um Gottes Geboten und Normen zu gehorchen</text:span><text:span text:style-name="T56"><text:note text:id="ftn7" text:note-class="footnote"><text:note-citation>7</text:note-citation><text:note-body><text:p text:style-name="P71"><text:span text:style-name="T73">Luther 1999, </text:span>Galater 5,13</text:p></text:note-body></text:note></text:span><text:span text:style-name="T56"> – und das auch nur bei den Theologen, wo er überhaupt zur Freiheit in der Lage ist.</text:span></text:p>
      <text:p text:style-name="P29">Im Gegensatz dazu ist die Freiheit für den Menschen der neuen Humanist<text:span text:style-name="T70">inn</text:span>en zentral und der Mensch ohne sie nicht denkbar. <text:span text:style-name="T57">Für Sartre beispielsweise macht sie den Menschen aus – da der Mensch auf seine Willensfreiheit zurückgeworfen ist, ist er der Mensch:</text:span></text:p>
      <text:p text:style-name="P29"/>
      <text:p text:style-name="P82">“der Mensch ist ständig außerhalb seiner selbst; indem er sich entwirft und verliert außerhalb seiner selbst, bringt er den Menschen zur Existenz, und andererseits kann er existieren, indem er transzendente Ziele verfolgt; indem der Mensch diese Überschreitung ist und er die Objekte nur im Verhältnis zu dieser Überschreitung erfaßt, befindet er sich im Herzen, im Mittelpunkt dieser Überschreitung. Es gibt kein anderes Universum als ein menschliches, das Universum der menschlichen Subjektivität. Diese Verbindung von den Menschen ausmachender Transzendenz - nicht in dem Sinn, wie Gott transzendent ist, sondern im Sinn von Überschreitung - und Subjektivität, in dem Sinn, daß der Mensch nicht in sich selbst eingeschlossen, sondern immer in einem menschlichen Universum gegenwärtig ist, das ist es, was wir existentialistischen Humanismus nennen.”<text:note text:id="ftn8" text:note-class="footnote"><text:note-citation>8</text:note-citation><text:note-body><text:p text:style-name="P72">Sartre <text:span text:style-name="T73">1989</text:span></text:p></text:note-body></text:note></text:p>
      <text:p text:style-name="P30"/>
      <text:p text:style-name="P30">Dieser neue Humanismus muss den Menschen nicht an Gott anlehnen, er muss nicht einmal Normen bestimmen, da er dem Menschen einfach erlaubt, sich seine <text:soft-page-break/>eigenen Normen zu geben. Keine universalen Werte haben mehr Bestand, wenn keine essenzielle Entität sie denken kann – umso wichtiger werden jedoch die partikularen Werte, die die Menschen sich selbst geben.</text:p>
      <text:p text:style-name="P31">Seine Freiheitskonzeption ist dabei jedoch natürlich immer noch normativ, <text:span text:style-name="T70">und wird einen grundlegenden Wert nicht los</text:span> – denn auch wenn er ein Umfeld konstruiert, in dem Menschen Entscheidungen treffen, konstruiert er es ja so und nicht anders. Die Menschen können sich für oder gegen alles mögliche entscheiden – aber um sich gegen die Willensfreiheit entscheiden zu können, bleibt ihnen nur eine Möglichkeit: aufzuhören, ein Mensch zu sein.</text:p>
      <text:p text:style-name="P31">So bleibt bei all der Dominanz der partikularen Werte immer noch ein universaler Wert übrig, der die Plattform bietet, auf der die anderen Werte stattfinden können: die Freiheit.</text:p>
      <text:p text:style-name="P31"/>
      <text:h text:style-name="P89" text:outline-level="1"><text:bookmark-start text:name="__RefHeading__1586_898754565"/>3.1 Animal rationale als Abgrenzung zum Tier<text:bookmark-end text:name="__RefHeading__1586_898754565"/></text:h>
      <text:p text:style-name="P31"/>
      <text:p text:style-name="P32">Das ist jedoch nicht der einzige Versuch, mit dem Humanismus-Begriff umzugehen. Heidegger schreibt in seinem <text:span text:style-name="T1">Brief über den Humanismus</text:span><text:span text:style-name="T4"> über verschiedene Humanismus-Auffassungen </text:span><text:span text:style-name="T6">darüber wie der römische Humanismus und alle späteren Humanismen den Menschen als animal rationale, </text:span><text:span text:style-name="T7">als vernünftiges Tier, definieren – </text:span><text:span text:style-name="T8">eine Definition, die laut Heidegger in der Metaphysik (die mit Gott gestorben ist) verhaftet ist, und deswegen überwunden werden muss</text:span><text:span text:style-name="T7">.</text:span><text:span text:style-name="T7"><text:note text:id="ftn9" text:note-class="footnote"><text:note-citation>9</text:note-citation><text:note-body><text:p text:style-name="P73">Heidegger <text:span text:style-name="T73">2000</text:span>, S. 14</text:p></text:note-body></text:note></text:span></text:p>
      <text:p text:style-name="P33">Die Tierhaftigkeit spielt dabei in erster Linie eine Rolle, weil der Mensch dem Tier ähnlich sei im Sinne der Körperlichkeit. All die materiellen Grundbedürfnisse von Mensch und Tier sind dieselben, Nahrung, Schlaf, Fortpflanzung, und ähnlich wie Tiere sind wir auf eine Individualität reduziert, das heißt, können nicht überall gleichzeitig sein, können uns nur begrenzt mit anderen Individuen austauschen, und viele andere Dinge, in denen wir Tieren ähneln. Auch eine gewisse Triebgesteuertheit ist damit impliziert, die immer wieder gerne herangezogen wird, wenn mal wieder jemand “irrational” gehandelt hat und damit gegen seine andere Wesensbestimmung “verstößt”.</text:p>
      <text:p text:style-name="P33">Die Rationalität, zu der der Mensch angeblich in der Lage sei, ist der andere, mindestens genauso wichtige Teil dieser Auffassung. Laut Heidegger mag damit ein <text:soft-page-break/>“Vermögen der Prinzipien” oder ein “Vermögen der Kategorien” gemeint sein, und setzt laut Heidegger die “Wahrheit des Seins” voraus – eine Begriff, mit dem der Antisemit Heidegger in erster Linie versucht, eine mythologische Ursprünglichkeit zu konstruieren, die den Menschen ausmache, und an der man sehr gut sehen kann, woran man noch einen universalen Wert festmachen kann, an den sich die Menschen zu richten haben. </text:p>
      <text:p text:style-name="P35"><text:span text:style-name="T4">Wo Sartre die Freiheit wählt, weist Heidegger lieber auf etwas ursprüngliches hin und konstruiert einen Menschen, der “</text:span><text:span text:style-name="T8">in die Wahrheit des Seins geworfen”, als “Hirt des Seins” einen mythologischen Auftrag zu erfüllen habe, die “Wahrheit des Seins zu hüten”.</text:span><text:span text:style-name="T8"><text:note text:id="ftn10" text:note-class="footnote"><text:note-citation>10</text:note-citation><text:note-body><text:p text:style-name="P73">Ebenda, S. 22f</text:p></text:note-body></text:note></text:span><text:span text:style-name="T8"> Der so in die Wahrheit des Seins geworfene Mensch muss jedoch immer noch zu seinem Schöpfergott aufschauen, dem “Sein selbst”, und findet sich gepresst in ein hierarchisches Verhältnis. Und während Heidegger in seinem Brief fröhlich allen möglichen anderen Humanisten vorwirft, Sartre und Marx eingeschlossen, in der Metaphysik zu gründen oder sich selbst zu einer solchen zu machen,</text:span><text:span text:style-name="T8"><text:note text:id="ftn11" text:note-class="footnote"><text:note-citation>11</text:note-citation><text:note-body><text:p text:style-name="P73">Ebenda, S. 13</text:p></text:note-body></text:note></text:span><text:span text:style-name="T8"> schafft er es wunderbar, statt einen Menschen ohne Gott zu denken, sogar einen neuen Gott, das Sein, zu ersinnen, weil das alte NSDAP-Mitglied es nicht fertigbringt, sich ohne einen Führer zu denken, </text:span><text:span text:style-name="T15">und damit die Metaphysik letztendlich doch nicht los wird</text:span><text:span text:style-name="T8">.</text:span></text:p>
      <text:p text:style-name="P36"><text:span text:style-name="T4">Dort sieht man sehr gut, wie sich der Antimodernismus, der mit den Problemen der Moderne aufkommt, in links und rechts aufspaltet – die Linken, wie Marx und Sartre, wollen mit der Moderne über sie hinaus, </text:span><text:span text:style-name="T9">analysieren das Problem </text:span><text:span text:style-name="T15">kritisch</text:span><text:span text:style-name="T4"> und begrüßen den Tod Gottes, um eine befreite Gesellschaft zu ersinnen, </text:span><text:span text:style-name="T9">in der auch andere Herrschaftsformen überwunden werden</text:span><text:span text:style-name="T4">, </text:span><text:span text:style-name="T9">während die Rechten wie Heidegger ihre Entwicklungen reaktionär pauschal ablehnen und zurück zu den Wurzeln wollen, neue Hierarchien aufbauen wo alte wegbrechen, und allgemein ihre Angst vor dem Wandel in Mythen verarbeiten, während sie das Problem als solches nicht bewältigen können, weil sie romantische Verklärung der Analyse vorziehen.</text:span><text:span text:style-name="T4"><text:note text:id="ftn12" text:note-class="footnote"><text:note-citation>12</text:note-citation><text:note-body><text:p text:style-name="P74">Lefherz, S. 7f</text:p></text:note-body></text:note></text:span><text:span text:style-name="T4"> </text:span><text:span text:style-name="T9">Als Humanismus lässt sich Heideggers eigene Konzeption jedenfalls nicht verstehen – man kann jedoch aus seiner Beschreibung alter Humanismen schöpfen, wenn man sie kritisch genug rezipiert.</text:span></text:p>
      <text:p text:style-name="P37">Es gibt noch weitere Gründe, warum der Mensch in der Vergangenheit als animal rationale definiert worden und damit in erster Linie als Abgrenzung zum Tier definiert <text:soft-page-break/>worden ist – und in welche Richtung man den Menschen über das Tier <text:span text:style-name="T76">hinaus denken</text:span> kann. Die Tierwelt ist dem Menschen auf barbarischste Art und Weise ausgeliefert. Verspeisung, Versklavung, die Tierhaltung durch den Menschen hat viele Gesichter, und nicht einmal bei allen handelt es sich um ein Herrschaftsverhältnis. Massentierhaltung wird von Antispeziezist<text:span text:style-name="T71">inn</text:span>en regelmäßig mit der Shoah verglichen<text:note text:id="ftn13" text:note-class="footnote"><text:note-citation>13</text:note-citation><text:note-body><text:p text:style-name="P79">Seibt 2010</text:p></text:note-body></text:note>, und <text:span text:style-name="T58">wenn man sich dem Argument stellen will, dass es da einen qualitativen Unterschied gibt, muss es eine klare Grenze zwischen Mensch und Tier geben.</text:span></text:p>
      <text:p text:style-name="P38">Da viele Menschen aber nach wie vor einen Grund dafür brauchen, Tiere zu essen, aber Menschen nicht, ist eine Unterscheidung notwendig – und man kann vielleicht noch eine andere finden, als nur <text:span text:style-name="T59">zweifelhafte biologische Artgrenzen, die sich in der Fortpflanzungsfähigkeit erschöpfen und damit jedes fortpflanzungsunfähige oder -unwillige Individuum aus der Kategorisierung ausschließen. Dürfen wir nur Tiere essen, die nachweisbar daran gescheitert sind, sich mit einem Menschen fortzupflanzen?</text:span></text:p>
      <text:p text:style-name="P39">Ein anderes Kriterium, nach dem man die Tiere verachten und von den Menschen abtrennen könnte, ist die Willensfreiheit. Alles was Tier sein soll, reagiert demnach nur auf seine Umwelt, ist Instinkt, und hat nicht die Möglichkeit, aus eigenem Impuls zu handeln – es ist vielmehr ein Rädchen in einem quasi deterministischen System aus Reiz und Reaktion, in dem jedes Individuum durch äußerlich vorgegebene Grenzen zu seinen Handlungen getrieben ist. Jedes derart unfreie Individuum wäre demnach <text:span text:style-name="T60">ein Tier, mit allen Implikationen, was Rechte, Essbarkeit und Gesellschaftsfähigkeit betrifft.</text:span></text:p>
      <text:p text:style-name="P40">Die wichtigeren Implikationen dieser Unterscheidung beträfe jedoch nicht die Tiere, sondern die Menschen. Der Mensch wäre demnach ein animal autonome, ein willensfreies, autonomes Tier, das in der Lage ist, sich seine eigenen Regeln zu geben und nach ihnen zu handeln, und nicht nur auf äußere Umstände und Umwelteinflüsse zu reagieren, sondern zu agieren und der Welt einen eigenen Stempel aufzudrücken.</text:p>
      <text:p text:style-name="P40">Das wäre ein würdiges Projekt des neuen Menschen: ein Mensch, der sein Schicksal in die eigene Hand nimmt und eben nicht nur reine Reaktion auf die Umwelt ist. Das wäre eine angemessene Antwort auf die Frage nach dem Humanismus, den die Moderne aufwirft, wenn sie Gott, die Orientierung für die Menschlichkeit, tötet, und <text:soft-page-break/>gleichzeitig in eine alle entmenschlichende Barbarei mündet, die eben nicht dem einzelnen erlaubt, sein Leben autonom in die eigene Hand zu nehmen, sondern abstrakte Herrschaftsmechanismen entwickelt, die durch ihre quantifizierende Erfassung alles lebendigen und subjektiven die eine Regel von der Verwertbarkeit auf alles existierende aufdrücken – und damit den Menschen zum Tier machen, dem nichts anderes übrig bleibt, als auf die äußeren Umstände seiner Produktionsverhältnisse zu reagieren.</text:p>
      <text:p text:style-name="P40"/>
      <text:h text:style-name="P89" text:outline-level="1"><text:bookmark-start text:name="__RefHeading__1588_898754565"/>3.2 <text:span text:style-name="T61">D</text:span>er schaffende Wille<text:bookmark-end text:name="__RefHeading__1588_898754565"/></text:h>
      <text:p text:style-name="P40"/>
      <text:p text:style-name="P40">Dieses Projekt des neuen Menschen, der sich aus dieser Fremdbestimmung befreit und seine eigene Willensfreiheit etabliert, lässt sich bei Sartre <text:span text:style-name="T61">sehr gut herauslesen. Immer geht es um einen schaffenden Willen, der den Menschen ausmacht: der Mensch soll sich seine Existenz selbst schaffen. Statt fremdem Willen und älteren Ideen darüber, was er werden soll, soll der eigene Wille Grundlage dessen sein, wie der einzelne sich entwickle und zu sich selbst werde. Es ist allerdings nicht ganz akkurat zu sagen, dass der Mensch sich bei Sartre so entwickeln soll – er hat genau genommen keine andere Möglichkeit, als sich frei und ohne Hilfsmittel oder fremden Ratschlag zu entscheiden, wie seine Existenz aussehen soll.</text:span></text:p>
      <text:p text:style-name="P41">Dies unterscheidet Sartres Konzeption von Nietzsches, <text:span text:style-name="T62">bei dem besagte Freiheit noch erkämpft werden muss. Während Sartre den Menschen einfach als frei definiert, muss der Mensch bei Nietzsche endlich in die Puschen kommen und sich zum Übermenschen hin überwinden, die Konzeption des neuen Menschen, die Nietzsche in </text:span><text:span text:style-name="T3">Also Sprach Zarathustra</text:span><text:span text:style-name="T10"> entwirft. Das ließe sich aufgrund der historischen Reihenfolge nun so lesen, dass während Nietzsche die Überwindung des Menschen zum willensfreien Übermenschen noch einfordert, sie bei Sartre bereits vollendet ist – dafür gibt es allerdings keinerlei Anhaltspunkte, im Gegenteil. Die zwei Weltkriege und die Barbarei der Shoah </text:span><text:span text:style-name="T16">sowie</text:span><text:span text:style-name="T10"> des Faschismus, die sich zwischen dem Wirken der beiden Autoren ereignet haben, lassen sich unmöglich so deuten, dass sie das Resultat des freien Menschen sind, der die Probleme der Moderne überwunden hat. Stattdessen hat der Unterschied wohl eher methodische Gründe.</text:span></text:p>
      <text:p text:style-name="P42">Ein anderer methodischer Unterschied ist die Abgrenzung zum Tierreich. Da Sartre <text:soft-page-break/>den Menschen einfach positiv als willensfrei definiert, muss er die Frage nach der Grenze zwischen Tier und Mensch gar nicht stellen. Nietzsche spielt jedoch sehr gekonnt mit dem Unterschied zwischen Tier und Mensch <text:span text:style-name="T63">und nutzt die verschwommene Grenze für sein Konzept zur Überwindung des Menschen und vor allem seiner tierischen Elemente, etwa wenn er einen sterbenden Seiltänzer sagen lässt:</text:span></text:p>
      <text:p text:style-name="P40"/>
      <text:p text:style-name="P82">“<text:span text:style-name="T64">Wenn du die Wahrheit sprichst, […] so verliere ich nichts, wenn ich das Leben verliere. Ich bin nicht viel mehr als ein Thier, das man tanzen gelehrt hat, durch Schläge und schmale Bissen.”</text:span><text:span text:style-name="T64"><text:note text:id="ftn14" text:note-class="footnote"><text:note-citation>14</text:note-citation><text:note-body><text:p text:style-name="P80"><text:span text:style-name="T73">Nietzsche 1967</text:span>, <text:span text:style-name="T73">http://www.nietzschesource.org/#eKGWB/Za-I-Vorrede-6</text:span></text:p></text:note-body></text:note></text:span></text:p>
      <text:p text:style-name="P40"/>
      <text:p text:style-name="P43">Das Tier hat in dieser Konzeption keinen freien Willen, und kein lebenswertes Leben – und der Mensch auch (noch) nicht. Weswegen Zarathustra auszieht, um den Übermenschen zu schaffen; der nicht einfach nur reagiert und sich von der Masse treiben lässt, sondern sich seine eigenen Regeln schafft:</text:p>
      <text:p text:style-name="P43"/>
      <text:p text:style-name="P82">“Wer sich nicht befehlen kann, der soll gehorchen. Und mancher kann sich befehlen, aber da fehlt noch viel, dass er sich auch gehorche!”<text:note text:id="ftn15" text:note-class="footnote"><text:note-citation>15</text:note-citation><text:note-body><text:p text:style-name="P79">Nietzsche 1967, http://www.nietzschesource.org/#eKGWB/Za-III-Tafeln-4</text:p></text:note-body></text:note></text:p>
      <text:p text:style-name="P43"/>
      <text:p text:style-name="P51">Der Satz “Jeder soll sich selbst befehlen und niemand anderem gehorchen” ist im <text:span text:style-name="T1">Zarathustra</text:span><text:span text:style-name="T4"> so nirgendwo enthalten, so direkt würde Nietzsche seine Botschaft auch nur ungern rüberbringen. Er lässt sich jedoch aus Stellen wie dieser herauslesen: denn wenn nur jede, </text:span><text:span text:style-name="T16">die </text:span><text:span text:style-name="T4">sich nicht befehlen kann, anderen gehorchen soll, soll </text:span><text:span text:style-name="T16">sie </text:span><text:span text:style-name="T4">zumindest vorher versuchen, sich </text:span><text:span text:style-name="T16">ihre </text:span><text:span text:style-name="T4">eigenen Befehle zu geben, und das gehorchen ist nur die andere Seite der Medaille, die für Nietzsche auch in der autonomen Konzeption solcher Hierarchien notwendig ist. </text:span><text:span text:style-name="T11">Wenn in Nietzsches Konzept davon, dass jemand nach seinen eigenen Regeln lebt, befehlen und gehorchen zwingend dabei ist, was sich aus dem zweiten Satz folgern lässt, dann ist damit immer noch ein autonomes Konzept von Willensfreiheit gemeint.</text:span></text:p>
      <text:p text:style-name="P86"><text:s/>Bei Adorno findet sich eine ähnliche Stelle über die Freiheit des einzelnen:</text:p>
      <text:p text:style-name="P45"/>
      <text:p text:style-name="P53"><text:span text:style-name="T11">“Die Frage nach der Freiheit des Willens ist wahrscheinlich überhaupt nicht </text:span><text:soft-page-break/><text:span text:style-name="T11">abstrakt […] zu lösen, sondern nur in Bewusstsein der Dialektik von Individuum und Gesellschaft. Freiheit, auch die des Willens, wäre erst zu verwirklichen, und darf nicht als positiv gegeben supponiert werden.”</text:span><text:span text:style-name="T11"><text:note text:id="ftn16" text:note-class="footnote"><text:note-citation>16</text:note-citation><text:note-body><text:p text:style-name="P75">Adorno <text:span text:style-name="T67">1966</text:span>, S. 117</text:p></text:note-body></text:note></text:span></text:p>
      <text:p text:style-name="P34"><text:s/><text:span text:style-name="T71">Hier wird die Willensfreiheit ganz klar so verstanden, dass sie erst emanzipatorisch erkämpft werden muss, und die eigenen Regeln gegen eine Gesellschaft durchgesetzt werden müssen, die an fremdbestimmten Regeln nicht arm ist.</text:span> <text:span text:style-name="T65">Die Stelle, an der sich dieses Konzept bei Nietzsche am besten finden lässt, ist wohl diese:</text:span></text:p>
      <text:p text:style-name="P34"/>
      <text:p text:style-name="P82"><text:span text:style-name="T12">“</text:span><text:span text:style-name="T13">Frei wovon? Was schert das Zarathustra! Hell aber soll mir dein Auge künden: frei wozu? </text:span>Kannst du dir selber dein Böses und dein Gutes geben und deinen Willen über dich aufhängen wie ein Gesetz? Kannst du dir selber Richter sein und Rächer deines Gesetzes?”<text:note text:id="ftn17" text:note-class="footnote"><text:note-citation>17</text:note-citation><text:note-body><text:p text:style-name="P79">Nietzsche 1967, http://www.nietzschesource.org/#eKGWB/Za-I-Schaffender</text:p></text:note-body></text:note></text:p>
      <text:p text:style-name="P44"/>
      <text:p text:style-name="P44">Hier sieht man wohl am eindrücklichsten, wie auch Nietzsche das autonome Konzept der Willensfreiheit eines schaffenden Menschen vertritt, der sich selbst verantwortlich ist. Gleichzeitig ist in der Stelle ein Seitenhieb gegen den (modernen) Liberalismus zu finden, der unter Freiheit nichts als die negative Freiheit zu verstehen weiß, und nicht in der Lage ist, Freiheit ohne Staat zu denken, <text:span text:style-name="T77">der</text:span> sie erst herstellt.</text:p>
      <text:p text:style-name="P44"><text:span text:style-name="T66">Der Liberalismus</text:span> schafft eben nicht, die Probleme der Moderne zu verstehen und den Tod aller Normen in letzter Konsequenz zu denken, wenn er weiterhin versucht, die Werte des alten Humanismus in die Zeit der Barbarei hinüberzutragen, und die Bürgerrechte, die er ersinnt, denen nichts nützen, die keine Bürger sein wollen, sondern Menschen, deren Rechte nicht von einer Autorität abhängen. Die alles erfassende instrumentelle Vernunft der Aufklärung und ihre Konsequenzen für die formal logische Wissenschaft versteht der Liberalismus am allerwenigsten, weil er sich letzten Endes der Kritik als Prinzip des Denkens verwehrt, und sich weigert, Dialektik, Totalität und geschichtlichen Kontext bei den Objekten seiner Wissenschaft mitzudenken, geschweige denn die eigene Rolle im Erkenn<text:span text:style-name="T71">tni</text:span>sprozess zu reflektieren.</text:p>
      <text:p text:style-name="P44">So scheitert der Liberalismus an den letzten zwei Konsequenzen der Aufklärung, wenn sie auf sich selbst gerichtet wird: die Vernunft, die auf das Subjekt gerichtet ihre zersetzende Wirkung auf das eigene <text:span text:style-name="T71">Denken</text:span> entfaltet und so ihre eigenen Grenzen erkennt, und die Freiheit, die nicht als Freiheit von sich selbst, als sich selbst <text:soft-page-break/>entäußernde Freiheit begriffen werden kann. Eben dem Schritt zur dionysischen Selbst<text:span text:style-name="T71">zerstörung</text:span> verneint sich der appolonische Liberalismus, und bleibt damit inkonsequent seinen liebsten Gütern, sowohl der Vernunft, als auch der Freiheit gegenüber.</text:p>
      <text:p text:style-name="P46">Nietzsche hingegen ist bereit, für den Schritt, seine Prinzipien zu Ende zu denken, auch den Preis zu bezahlen, und sein Ich zu opfern. Folgerichtig stirbt Zarathustra am Ende des Buches nicht nur – er löst sich komplett auf in alle Welt, geht auf in der ewigen Wiederkehr, wird alles und nichts zugleich, statt noch Subjekt eines Denkens sein zu müssen.<text:note text:id="ftn18" text:note-class="footnote"><text:note-citation>18</text:note-citation><text:note-body><text:p text:style-name="P76">Ries <text:span text:style-name="T73">2001</text:span>, 81f</text:p></text:note-body></text:note></text:p>
      <text:p text:style-name="P46">Der neue Mensch, den die Existenzphilosophen und auch die kritische Theorie unabhängig voneinander entwickeln, ist radikaler und kritischer, als alles, wozu der Liberalismus bereit ist – er ist bereit, sich seine Freiheit, sich selbst zu schaffen, auch gegen alles zu erkaufen, dass er bisher war, oder zu dem er bisher gemacht worden ist. Nur dieser ist bereit, sich seiner eigenen Verantwortung ohne Gottes Urteil bewusst, selbst aus den Mechanismen zu befreien, die ihn erfassen und einengen wollen, zu agieren und zu schaffen, statt nur tierhaft zu reagieren, und sich und seine Gesetze gegen dieses Prinzip selbst zu schaffen – nach eigenem Bilde.</text:p>
      <text:p text:style-name="P47"/>
      <text:h text:style-name="P92" text:outline-level="1"><text:bookmark-start text:name="__RefHeading__1590_898754565"/>4. Angst als Lebensgefühl und der Faschismus<text:bookmark-end text:name="__RefHeading__1590_898754565"/></text:h>
      <text:p text:style-name="P47"/>
      <text:p text:style-name="P46">In der Umgebung einer totalitären Aufklärung, die dem <text:span text:style-name="T72">E</text:span>inzelnen durch die Erfassung und Regulierung allen Handelns die kritische Vernunft komplett erspart, will Sartre dem Menschen die Verantwortung aufdrücken, ihn dazu verurteilen. Er soll verzweifelt sein, ob all der Entscheidungen, die er eigentlich treffen müsste, um in der Welt auch sein richtiges Schicksal zu verwirklichen. Sein Lebensgefühl sei die Angst, die <text:span text:style-name="T72">die</text:span> Verantwortliche kennt. <text:span text:style-name="T68">Diese schafft ihre eigene Freiheit gegen die totalitären Verhältnisse der Aufklärung.</text:span></text:p>
      <text:p text:style-name="P48">Dieser neue Mensch, den Sartre und Nietzsche vorhaben, birgt einige Gefahren, sich gegen die Moderne aufzulehnen, ist nämlich nicht prinzipiell positiv besetzt – und birgt einiges Potenzial, einer Regression ins vormoderne zum Opfer zu fallen.</text:p>
      <text:p text:style-name="P48">Wie unter 3.1 beschrieben, gibt es zwei Arten des Antimodernismus, den linken und den rechten. Sie sollen daran unterschieden werden, dass der rechte eine intuitive, <text:soft-page-break/>romantische Kritik an der Moderne pflegt, daran scheitert, ihr Prinzip zu erkennen und in der Regression in den vormodernen Antihumanismus verfällt, während der linke aufgrund einer kritischen Analyse des Problems ihre Mechanismen erkennt und mit der Moderne über sie hinaus will, um eine befreite Gesellschaft zu schaffen, aus der dann auch ein neues Menschenbild resultiert.</text:p>
      <text:p text:style-name="P48">Nietzsche allerdings lässt sich in dieses Schema lange nicht so einfach einteilen wie Sartre oder Heidegger, die ganz klar links und rechts des Problems stehen. Nietzsche jedoch pflegt eine romantische Kritik an der Moderne, die ihre Herrschaftsmechanismen nicht mitdenkt, verachtet Frauen auf eine ziemlich widerliche Art und Weise, Hierarchien spielen in seinem Denken eine nicht geringe Rolle, und seine Ideen wurden im Nationalsozialismus oft genug missbraucht. Auf der anderen Seite lässt sich sein Konzept des Übermenschen und seines schaffenden Willens klar links lesen, d<text:span text:style-name="T4">er Widerstand gegen die Gleichmacherei, der Individualismus, den Nietzsche gepredigt und gelebt hat, </text:span><text:span text:style-name="T14">seine Konzeption von “Gott ist tot” deutet eher darauf hin, dass er über den Antifaschismus längst hinaus war, als dass er wie Heidegger in mythologische Verstrickungen zurückfällt.</text:span></text:p>
      <text:p text:style-name="P49">Da Nietzsche historisch vor diesem Konflikt gewirkt hat, ist es unmöglich, ihn komplett einzuordnen. Es spielt auch eine viel größere Rolle, wie Nietzsche verstanden wird, als wie er selbst dachte. Und ich denke, man kann seine Gedanken sehr gut als eine linke Konzeption des Humanismus und der Willensfreiheit lesen.</text:p>
      <text:p text:style-name="P50">Alles in allem birgt die Konzeption des neuen Menschen, die sich bei den beiden herauslesen lässt, eine <text:span text:style-name="T76">Identität</text:span> in sich, mit der es sich in einer befreiten Gesellschaft auch nach der Moderne wohl gut leben ließe. Die Postmoderne hat letztendlich andere Wege gefunden, einen solchen Menschen zu beschreiben – ist aber auch daran gescheitert, die beiden Probleme der Moderne, die ich oben <text:span text:style-name="T76">geschildert</text:span> habe, zu bewältigen, ebenso wie die Menschheit es bisher nicht vollbracht hat, die befreite Gesellschaft zu schaffen.</text:p>
      <text:p text:style-name="P50">Wenn diese jedoch eines Tages realpolitisch erreicht ist, könnte es gut sein, dass man in ihr auch den neuen Menschen antrifft.</text:p>
      <text:h text:style-name="P94" text:outline-level="1"><text:bookmark-start text:name="__RefHeading__1783_1803230690"/><text:span text:style-name="T31">L</text:span>iteraturverzeichnis<text:bookmark-end text:name="__RefHeading__1783_1803230690"/></text:h>
      <text:p text:style-name="P13"/>
      <text:h text:style-name="P88" text:outline-level="2"><text:bookmark-start text:name="__RefHeading__855_75367846"/><text:span text:style-name="T5">L</text:span><text:span text:style-name="T4">iteratur:</text:span><text:bookmark-end text:name="__RefHeading__855_75367846"/></text:h>
      <text:p text:style-name="P55"/>
      <text:p text:style-name="P54"><text:span text:style-name="T33">A</text:span><text:span text:style-name="T32">dorno, Theodor W./Horkheimer, Max (2006): </text:span><text:span text:style-name="T2">Dialektik der Aufklärung</text:span><text:span text:style-name="T32">, Frankfurt(Main): Fischer. Taschenbuch. Kostenlos herunterzuladen unter philosophie.hfg-karlsruhe.de/sites/default/files/dialektik_der_aufklaerung.pdf</text:span></text:p>
      <text:p text:style-name="P61"/>
      <text:p text:style-name="P59">Gorz, André (1984): <text:span text:style-name="T1">Wege ins Paradies</text:span><text:span text:style-name="T4">, Berlin: Rotbuch Verlag.</text:span></text:p>
      <text:p text:style-name="P59"/>
      <text:p text:style-name="P59"><text:span text:style-name="T19">Heidegger, Martin (2000): </text:span><text:span text:style-name="T21">Über den Humanismus,</text:span><text:span text:style-name="T20"> Göttingen: Hubert &amp; Co.</text:span></text:p>
      <text:p text:style-name="P59"/>
      <text:p text:style-name="P81"><text:span text:style-name="T29">Lefherz, Emil (2016): </text:span><text:span text:style-name="T24">Ist das Internet ein Herrschaftsinstrument?</text:span><text:span text:style-name="T30">, </text:span>Hausarbeit im <text:span text:style-name="T75">Hauptseminar </text:span><text:s/>"<text:span text:style-name="T75">Mythos und Normativität</text:span>" (<text:span text:style-name="T75">M.A. Eva Knöferl</text:span>), <text:span text:style-name="T75">Wintersemester 2015/2016</text:span>. <text:span text:style-name="T75">Friedrich-Alexander-</text:span>Universität Erlangen. <text:span text:style-name="T75">Kostenlos herunterzuladen unter https://github.com/lefherz/academics/blob/master/InternetHerrschaftsinstrument.odt</text:span></text:p>
      <text:p text:style-name="P57"/>
      <text:p text:style-name="P78"><text:span text:style-name="T27">Luther, Martin (1999): </text:span><text:span text:style-name="T1">Die Bibel. Nach der Übersetzung Martin Luthers. Bibeltext in der revidierten Fassung von 1984,</text:span> Hg. v. d. Evangel. Kirche in Deutschland. <text:span text:style-name="T73">Stuttgart: </text:span>Deutsche Bibelgesellschaft.</text:p>
      <text:p text:style-name="P60"/>
      <text:p text:style-name="P77"><text:span text:style-name="T40">Marx, </text:span><text:span text:style-name="T41">Karl/</text:span><text:span text:style-name="T40">Engels, </text:span><text:span text:style-name="T41">Friedrich</text:span><text:span text:style-name="T40"> (1962): </text:span><text:span text:style-name="T22">Karl Marx - Friedrich Engels - Werke, Band 23</text:span><text:span text:style-name="T25">, Berlin: </text:span><text:span text:style-name="T26">Dietz Verlag. Kostenlos nachzulesen unter http://mlwerke.de/me/me23/me23_000.htm</text:span></text:p>
      <text:p text:style-name="P65"/>
      <text:p text:style-name="P78"><text:span text:style-name="T42">Nietzsche, Friedrich (</text:span><text:span text:style-name="T43">1967</text:span><text:span text:style-name="T42">): </text:span><text:span text:style-name="T1">Friedrich Nietzsche, Werke. Kritische Gesamtausgabe</text:span>, Berlin/New York:de Gruyter. <text:span text:style-name="T73">Kostenlos nachzulesen unter http://www.nietzschesource.org/documentation/de/eKGWB.html</text:span></text:p>
      <text:p text:style-name="P64"/>
      <text:p text:style-name="P62">Ries, Wiebrecht (2001): <text:span text:style-name="T1">Nietzsche zur Einführung</text:span>, Hamburg: Junius.</text:p>
      <text:p text:style-name="P64"/>
      <text:p text:style-name="P58">Sartre, Jean-Paul <text:span text:style-name="T34">(1989)</text:span>: <text:span text:style-name="T1">Ist der Existentialismus ein Humanismus?</text:span>, Frankfurt: <text:span text:style-name="T34">Ullstein.</text:span></text:p>
      <text:p text:style-name="P60"/>
      <text:h text:style-name="P88" text:outline-level="2"><text:bookmark-start text:name="__RefHeading__857_75367846"/>Internetquellen:<text:bookmark-end text:name="__RefHeading__857_75367846"/></text:h>
      <text:p text:style-name="P56"/>
      <text:p text:style-name="P63"/>
      <text:p text:style-name="P78"><text:span text:style-name="T27">Seibt, Gustav (2010): </text:span><text:span text:style-name="T23">Vegetarische Moral,</text:span><text:span text:style-name="T27"> unter </text:span><text:span text:style-name="T28">http://www.sueddeutsche.de/kultur/die-holocaust-plakate-von-peta-vegetarische-moral-1.893374 </text:span><text:span text:style-name="T27">(Abgerufen am 18.3.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1043in" fo:margin-right="1.351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3-30T15:58:21.700813523</dc:date>
    <meta:editing-duration>P3DT10H51M35S</meta:editing-duration>
    <meta:editing-cycles>26</meta:editing-cycles>
    <meta:generator>LibreOffice/4.3.3.2$Linux_X86_64 LibreOffice_project/430m0$Build-2</meta:generator>
    <meta:document-statistic meta:table-count="0" meta:image-count="0" meta:object-count="0" meta:page-count="18" meta:paragraph-count="130" meta:word-count="5382" meta:character-count="37297" meta:non-whitespace-character-count="31993"/>
  </office:meta>
</office:document-meta>
</file>